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3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9807.713005" calcext:value-type="float">
            <text:p>29807.713005</text:p>
          </table:table-cell>
          <table:table-cell table:formula="of:=[.H2]/24/365" office:value-type="float" office:value="3.4027069640411" calcext:value-type="float">
            <text:p>3.4027069640411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14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/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/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/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/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/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/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/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/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/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/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/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/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/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/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/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/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/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/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/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/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/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/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/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/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/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/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/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/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/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/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/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/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/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/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/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/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/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/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/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/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/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/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/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/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/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/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/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/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/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/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/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/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/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/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/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/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/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/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15" office:value-type="float" office:value="60.84167" calcext:value-type="float">
            <text:p>60.841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9" calcext:value-type="float">
            <text:p>91713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15" office:value-type="float" office:value="60.76972" calcext:value-type="float">
            <text:p>60.76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0" calcext:value-type="float">
            <text:p>91713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15" office:value-type="float" office:value="50.33333" calcext:value-type="float">
            <text:p>50.33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1" calcext:value-type="float">
            <text:p>91713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15" office:value-type="float" office:value="64.39722" calcext:value-type="float">
            <text:p>64.3972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2" calcext:value-type="float">
            <text:p>91713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15" office:value-type="float" office:value="56.12056" calcext:value-type="float">
            <text:p>56.1205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3" calcext:value-type="float">
            <text:p>91713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15" office:value-type="float" office:value="59.7575" calcext:value-type="float">
            <text:p>59.75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4" calcext:value-type="float">
            <text:p>91713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15" office:value-type="float" office:value="54.4475" calcext:value-type="float">
            <text:p>54.44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5" calcext:value-type="float">
            <text:p>91713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15" office:value-type="float" office:value="47.22889" calcext:value-type="float">
            <text:p>47.228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6" calcext:value-type="float">
            <text:p>91713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15" office:value-type="float" office:value="56.47139" calcext:value-type="float">
            <text:p>56.471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7" calcext:value-type="float">
            <text:p>91713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15" office:value-type="float" office:value="58.85278" calcext:value-type="float">
            <text:p>58.852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8" calcext:value-type="float">
            <text:p>91713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15" office:value-type="float" office:value="47.30778" calcext:value-type="float">
            <text:p>47.30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49" calcext:value-type="float">
            <text:p>91713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15" office:value-type="float" office:value="47.33472" calcext:value-type="float">
            <text:p>47.33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0" calcext:value-type="float">
            <text:p>91713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15" office:value-type="float" office:value="63.80639" calcext:value-type="float">
            <text:p>63.8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51" calcext:value-type="float">
            <text:p>91713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/>
          <table:table-cell office:value-type="float" office:value="47.24194" calcext:value-type="float">
            <text:p>47.24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29" calcext:value-type="float">
            <text:p>92280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/>
          <table:table-cell office:value-type="float" office:value="47.20056" calcext:value-type="float">
            <text:p>47.20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0" calcext:value-type="float">
            <text:p>92280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/>
          <table:table-cell office:value-type="float" office:value="47.16528" calcext:value-type="float">
            <text:p>47.1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1" calcext:value-type="float">
            <text:p>92280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/>
          <table:table-cell office:value-type="float" office:value="47.48889" calcext:value-type="float">
            <text:p>47.48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2" calcext:value-type="float">
            <text:p>92280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/>
          <table:table-cell office:value-type="float" office:value="60.49611" calcext:value-type="float">
            <text:p>60.496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3" calcext:value-type="float">
            <text:p>92280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/>
          <table:table-cell office:value-type="float" office:value="52.99056" calcext:value-type="float">
            <text:p>52.99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4" calcext:value-type="float">
            <text:p>92280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/>
          <table:table-cell office:value-type="float" office:value="47.19083" calcext:value-type="float">
            <text:p>47.1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5" calcext:value-type="float">
            <text:p>92280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/>
          <table:table-cell office:value-type="float" office:value="47.81167" calcext:value-type="float">
            <text:p>47.811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6" calcext:value-type="float">
            <text:p>92280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/>
          <table:table-cell office:value-type="float" office:value="45.11417" calcext:value-type="float">
            <text:p>45.11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7" calcext:value-type="float">
            <text:p>92280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8" calcext:value-type="float">
            <text:p>92280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/>
          <table:table-cell office:value-type="float" office:value="61.48944" calcext:value-type="float">
            <text:p>61.48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39" calcext:value-type="float">
            <text:p>92280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/>
          <table:table-cell office:value-type="float" office:value="60.57472" calcext:value-type="float">
            <text:p>60.57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0" calcext:value-type="float">
            <text:p>92280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/>
          <table:table-cell office:value-type="float" office:value="51.15528" calcext:value-type="float">
            <text:p>51.15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1" calcext:value-type="float">
            <text:p>92280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/>
          <table:table-cell office:value-type="float" office:value="54.01194" calcext:value-type="float">
            <text:p>54.01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2" calcext:value-type="float">
            <text:p>92280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/>
          <table:table-cell office:value-type="float" office:value="51.29528" calcext:value-type="float">
            <text:p>51.29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3" calcext:value-type="float">
            <text:p>92280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/>
          <table:table-cell office:value-type="float" office:value="66.54556" calcext:value-type="float">
            <text:p>66.54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4" calcext:value-type="float">
            <text:p>92280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5" calcext:value-type="float">
            <text:p>92280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/>
          <table:table-cell office:value-type="float" office:value="56.12667" calcext:value-type="float">
            <text:p>56.12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6" calcext:value-type="float">
            <text:p>92280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/>
          <table:table-cell office:value-type="float" office:value="67.15306" calcext:value-type="float">
            <text:p>67.1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7" calcext:value-type="float">
            <text:p>92280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/>
          <table:table-cell office:value-type="float" office:value="56.00222" calcext:value-type="float">
            <text:p>56.00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8" calcext:value-type="float">
            <text:p>92280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/>
          <table:table-cell office:value-type="float" office:value="61.29778" calcext:value-type="float">
            <text:p>61.29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49" calcext:value-type="float">
            <text:p>92280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/>
          <table:table-cell office:value-type="float" office:value="51.97944" calcext:value-type="float">
            <text:p>51.97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0" calcext:value-type="float">
            <text:p>92280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/>
          <table:table-cell office:value-type="float" office:value="62.70889" calcext:value-type="float">
            <text:p>62.70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1" calcext:value-type="float">
            <text:p>92280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/>
          <table:table-cell office:value-type="float" office:value="59.25306" calcext:value-type="float">
            <text:p>59.25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2" calcext:value-type="float">
            <text:p>92280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/>
          <table:table-cell office:value-type="float" office:value="47.305" calcext:value-type="float">
            <text:p>47.3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3" calcext:value-type="float">
            <text:p>92280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/>
          <table:table-cell office:value-type="float" office:value="57.33444" calcext:value-type="float">
            <text:p>57.33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4" calcext:value-type="float">
            <text:p>92280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/>
          <table:table-cell office:value-type="float" office:value="62.41444" calcext:value-type="float">
            <text:p>62.41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5" calcext:value-type="float">
            <text:p>92280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/>
          <table:table-cell office:value-type="float" office:value="47.44028" calcext:value-type="float">
            <text:p>47.44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6" calcext:value-type="float">
            <text:p>92280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/>
          <table:table-cell office:value-type="float" office:value="47.09194" calcext:value-type="float">
            <text:p>47.09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7" calcext:value-type="float">
            <text:p>92280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/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8" calcext:value-type="float">
            <text:p>92280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/>
          <table:table-cell office:value-type="float" office:value="47.34139" calcext:value-type="float">
            <text:p>47.34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59" calcext:value-type="float">
            <text:p>92280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/>
          <table:table-cell office:value-type="float" office:value="65.65361" calcext:value-type="float">
            <text:p>65.6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0" calcext:value-type="float">
            <text:p>92280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/>
          <table:table-cell office:value-type="float" office:value="62.1325" calcext:value-type="float">
            <text:p>62.13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1" calcext:value-type="float">
            <text:p>92280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/>
          <table:table-cell office:value-type="float" office:value="67.60556" calcext:value-type="float">
            <text:p>67.60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2" calcext:value-type="float">
            <text:p>92280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/>
          <table:table-cell office:value-type="float" office:value="47.73778" calcext:value-type="float">
            <text:p>47.737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3" calcext:value-type="float">
            <text:p>92280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/>
          <table:table-cell office:value-type="float" office:value="52.54333" calcext:value-type="float">
            <text:p>52.54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4" calcext:value-type="float">
            <text:p>92280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/>
          <table:table-cell office:value-type="float" office:value="52.50444" calcext:value-type="float">
            <text:p>52.504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5" calcext:value-type="float">
            <text:p>92280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/>
          <table:table-cell office:value-type="float" office:value="66.68556" calcext:value-type="float">
            <text:p>66.68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6" calcext:value-type="float">
            <text:p>92280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/>
          <table:table-cell office:value-type="float" office:value="66.36556" calcext:value-type="float">
            <text:p>66.36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7" calcext:value-type="float">
            <text:p>92280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/>
          <table:table-cell office:value-type="float" office:value="70.14417" calcext:value-type="float">
            <text:p>70.14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8" calcext:value-type="float">
            <text:p>92280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/>
          <table:table-cell office:value-type="float" office:value="61.61389" calcext:value-type="float">
            <text:p>61.61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69" calcext:value-type="float">
            <text:p>92280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/>
          <table:table-cell office:value-type="float" office:value="61.55389" calcext:value-type="float">
            <text:p>61.55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0" calcext:value-type="float">
            <text:p>92280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/>
          <table:table-cell office:value-type="float" office:value="47.23139" calcext:value-type="float">
            <text:p>47.23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1" calcext:value-type="float">
            <text:p>92280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/>
          <table:table-cell office:value-type="float" office:value="47.44944" calcext:value-type="float">
            <text:p>47.44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2" calcext:value-type="float">
            <text:p>92280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/>
          <table:table-cell office:value-type="float" office:value="67.42889" calcext:value-type="float">
            <text:p>67.42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3" calcext:value-type="float">
            <text:p>92280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/>
          <table:table-cell office:value-type="float" office:value="47.32278" calcext:value-type="float">
            <text:p>47.32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4" calcext:value-type="float">
            <text:p>92280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/>
          <table:table-cell office:value-type="float" office:value="64.84056" calcext:value-type="float">
            <text:p>64.84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5" calcext:value-type="float">
            <text:p>92280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/>
          <table:table-cell office:value-type="float" office:value="47.18972" calcext:value-type="float">
            <text:p>47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6" calcext:value-type="float">
            <text:p>92280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/>
          <table:table-cell office:value-type="float" office:value="47.44389" calcext:value-type="float">
            <text:p>47.443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7" calcext:value-type="float">
            <text:p>92280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/>
          <table:table-cell office:value-type="float" office:value="47.16833" calcext:value-type="float">
            <text:p>47.16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8" calcext:value-type="float">
            <text:p>92280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/>
          <table:table-cell office:value-type="float" office:value="47.36472" calcext:value-type="float">
            <text:p>47.364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79" calcext:value-type="float">
            <text:p>92280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/>
          <table:table-cell office:value-type="float" office:value="47.26139" calcext:value-type="float">
            <text:p>47.26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0" calcext:value-type="float">
            <text:p>92280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/>
          <table:table-cell office:value-type="float" office:value="47.055" calcext:value-type="float">
            <text:p>47.05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1" calcext:value-type="float">
            <text:p>92280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/>
          <table:table-cell office:value-type="float" office:value="47.32917" calcext:value-type="float">
            <text:p>47.32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2" calcext:value-type="float">
            <text:p>92280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/>
          <table:table-cell office:value-type="float" office:value="47.36528" calcext:value-type="float">
            <text:p>47.36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3" calcext:value-type="float">
            <text:p>92280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4" calcext:value-type="float">
            <text:p>92280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/>
          <table:table-cell office:value-type="float" office:value="47.13861" calcext:value-type="float">
            <text:p>47.138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5" calcext:value-type="float">
            <text:p>92280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/>
          <table:table-cell office:value-type="float" office:value="47.1675" calcext:value-type="float">
            <text:p>47.16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6" calcext:value-type="float">
            <text:p>92280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/>
          <table:table-cell office:value-type="float" office:value="47.39083" calcext:value-type="float">
            <text:p>47.39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7" calcext:value-type="float">
            <text:p>9228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/>
          <table:table-cell office:value-type="float" office:value="47.20833" calcext:value-type="float">
            <text:p>47.20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8" calcext:value-type="float">
            <text:p>9228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/>
          <table:table-cell office:value-type="float" office:value="47.23889" calcext:value-type="float">
            <text:p>47.2388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89" calcext:value-type="float">
            <text:p>9228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/>
          <table:table-cell office:value-type="float" office:value="47.20111" calcext:value-type="float">
            <text:p>47.2011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0" calcext:value-type="float">
            <text:p>9228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/>
          <table:table-cell office:value-type="float" office:value="47.03806" calcext:value-type="float">
            <text:p>47.03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1" calcext:value-type="float">
            <text:p>9228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/>
          <table:table-cell office:value-type="float" office:value="47.27639" calcext:value-type="float">
            <text:p>47.2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2" calcext:value-type="float">
            <text:p>9228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/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3" calcext:value-type="float">
            <text:p>9228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/>
          <table:table-cell office:value-type="float" office:value="61.05028" calcext:value-type="float">
            <text:p>61.050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5" calcext:value-type="float">
            <text:p>9228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/>
          <table:table-cell office:value-type="float" office:value="57.69361" calcext:value-type="float">
            <text:p>57.69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6" calcext:value-type="float">
            <text:p>9228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/>
          <table:table-cell office:value-type="float" office:value="62.01278" calcext:value-type="float">
            <text:p>62.0127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7" calcext:value-type="float">
            <text:p>9228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/>
          <table:table-cell office:value-type="float" office:value="66.51528" calcext:value-type="float">
            <text:p>66.51528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8" calcext:value-type="float">
            <text:p>9228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/>
          <table:table-cell office:value-type="float" office:value="67.55417" calcext:value-type="float">
            <text:p>67.55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099" calcext:value-type="float">
            <text:p>9228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/>
          <table:table-cell office:value-type="float" office:value="66.72139" calcext:value-type="float">
            <text:p>66.721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0" calcext:value-type="float">
            <text:p>9228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/>
          <table:table-cell office:value-type="float" office:value="65.12083" calcext:value-type="float">
            <text:p>65.120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1" calcext:value-type="float">
            <text:p>9228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/>
          <table:table-cell office:value-type="float" office:value="57.00417" calcext:value-type="float">
            <text:p>57.004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2" calcext:value-type="float">
            <text:p>9228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/>
          <table:table-cell office:value-type="float" office:value="47.25361" calcext:value-type="float">
            <text:p>47.25361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3" calcext:value-type="float">
            <text:p>9228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/>
          <table:table-cell office:value-type="float" office:value="56.345" calcext:value-type="float">
            <text:p>56.34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4" calcext:value-type="float">
            <text:p>9228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/>
          <table:table-cell office:value-type="float" office:value="47.3725" calcext:value-type="float">
            <text:p>47.37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5" calcext:value-type="float">
            <text:p>9228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/>
          <table:table-cell office:value-type="float" office:value="66.77917" calcext:value-type="float">
            <text:p>66.77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6" calcext:value-type="float">
            <text:p>9228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/>
          <table:table-cell office:value-type="float" office:value="62.75917" calcext:value-type="float">
            <text:p>62.7591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7" calcext:value-type="float">
            <text:p>9228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/>
          <table:table-cell office:value-type="float" office:value="55.87639" calcext:value-type="float">
            <text:p>55.87639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8" calcext:value-type="float">
            <text:p>9228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/>
          <table:table-cell office:value-type="float" office:value="67.09833" calcext:value-type="float">
            <text:p>67.098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09" calcext:value-type="float">
            <text:p>9228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/>
          <table:table-cell office:value-type="float" office:value="67.11667" calcext:value-type="float">
            <text:p>67.11667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0" calcext:value-type="float">
            <text:p>9228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/>
          <table:table-cell office:value-type="float" office:value="63.605" calcext:value-type="float">
            <text:p>63.60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1" calcext:value-type="float">
            <text:p>9228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/>
          <table:table-cell office:value-type="float" office:value="50.13222" calcext:value-type="float">
            <text:p>50.132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2" calcext:value-type="float">
            <text:p>9228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/>
          <table:table-cell office:value-type="float" office:value="63.8975" calcext:value-type="float">
            <text:p>63.897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3" calcext:value-type="float">
            <text:p>9228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/>
          <table:table-cell office:value-type="float" office:value="66.89944" calcext:value-type="float">
            <text:p>66.8994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4" calcext:value-type="float">
            <text:p>9228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/>
          <table:table-cell office:value-type="float" office:value="66.55583" calcext:value-type="float">
            <text:p>66.55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5" calcext:value-type="float">
            <text:p>9228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/>
          <table:table-cell office:value-type="float" office:value="63.77722" calcext:value-type="float">
            <text:p>63.7772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6" calcext:value-type="float">
            <text:p>9228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/>
          <table:table-cell office:value-type="float" office:value="66.4525" calcext:value-type="float">
            <text:p>66.4525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7" calcext:value-type="float">
            <text:p>9228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/>
          <table:table-cell office:value-type="float" office:value="64.96056" calcext:value-type="float">
            <text:p>64.960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8" calcext:value-type="float">
            <text:p>9228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/>
          <table:table-cell office:value-type="float" office:value="65.08194" calcext:value-type="float">
            <text:p>65.08194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19" calcext:value-type="float">
            <text:p>9228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/>
          <table:table-cell office:value-type="float" office:value="68.34806" calcext:value-type="float">
            <text:p>68.348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0" calcext:value-type="float">
            <text:p>9228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/>
          <table:table-cell office:value-type="float" office:value="49.45556" calcext:value-type="float">
            <text:p>49.4555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1" calcext:value-type="float">
            <text:p>9228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/>
          <table:table-cell office:value-type="float" office:value="63.97583" calcext:value-type="float">
            <text:p>63.97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2" calcext:value-type="float">
            <text:p>9228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/>
          <table:table-cell office:value-type="float" office:value="63.36" calcext:value-type="float">
            <text:p>63.3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3" calcext:value-type="float">
            <text:p>9228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/>
          <table:table-cell office:value-type="float" office:value="64.66306" calcext:value-type="float">
            <text:p>64.66306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4" calcext:value-type="float">
            <text:p>9228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/>
          <table:table-cell office:value-type="float" office:value="63.10333" calcext:value-type="float">
            <text:p>63.10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5" calcext:value-type="float">
            <text:p>9228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/>
          <table:table-cell office:value-type="float" office:value="63.90583" calcext:value-type="float">
            <text:p>63.9058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6" calcext:value-type="float">
            <text:p>9228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/>
          <table:table-cell office:value-type="float" office:value="67.15333" calcext:value-type="float">
            <text:p>67.15333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7" calcext:value-type="float">
            <text:p>9228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/>
          <table:table-cell office:value-type="float" office:value="65.18972" calcext:value-type="float">
            <text:p>65.18972</text:p>
          </table:table-cell>
          <table:table-cell office:value-type="string" calcext:value-type="string">
            <text:p>04/07/2022 – 12:12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228128" calcext:value-type="float">
            <text:p>9228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/>
          <table:table-cell office:value-type="float" office:value="59.7475" calcext:value-type="float">
            <text:p>59.74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7" calcext:value-type="float">
            <text:p>933608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/>
          <table:table-cell office:value-type="float" office:value="60.86556" calcext:value-type="float">
            <text:p>60.8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8" calcext:value-type="float">
            <text:p>933608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/>
          <table:table-cell office:value-type="float" office:value="64.6225" calcext:value-type="float">
            <text:p>64.62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89" calcext:value-type="float">
            <text:p>933608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/>
          <table:table-cell office:value-type="float" office:value="66.47194" calcext:value-type="float">
            <text:p>66.47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0" calcext:value-type="float">
            <text:p>933609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/>
          <table:table-cell office:value-type="float" office:value="65.25944" calcext:value-type="float">
            <text:p>65.25944</text:p>
          </table:table-cell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091" calcext:value-type="float">
            <text:p>933609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/>
          <table:table-cell office:value-type="float" office:value="59.85278" calcext:value-type="float">
            <text:p>59.8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2" calcext:value-type="float">
            <text:p>933609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/>
          <table:table-cell office:value-type="float" office:value="47.31806" calcext:value-type="float">
            <text:p>47.31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3" calcext:value-type="float">
            <text:p>933609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/>
          <table:table-cell office:value-type="float" office:value="61.45556" calcext:value-type="float">
            <text:p>61.45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4" calcext:value-type="float">
            <text:p>933609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/>
          <table:table-cell office:value-type="float" office:value="61.08861" calcext:value-type="float">
            <text:p>61.08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5" calcext:value-type="float">
            <text:p>933609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/>
          <table:table-cell office:value-type="float" office:value="67.31472" calcext:value-type="float">
            <text:p>67.31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6" calcext:value-type="float">
            <text:p>933609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/>
          <table:table-cell office:value-type="float" office:value="64.91333" calcext:value-type="float">
            <text:p>64.91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7" calcext:value-type="float">
            <text:p>933609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/>
          <table:table-cell office:value-type="float" office:value="65.35306" calcext:value-type="float">
            <text:p>65.35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8" calcext:value-type="float">
            <text:p>933609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/>
          <table:table-cell office:value-type="float" office:value="65.31722" calcext:value-type="float">
            <text:p>65.31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099" calcext:value-type="float">
            <text:p>933609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/>
          <table:table-cell office:value-type="float" office:value="51.84861" calcext:value-type="float">
            <text:p>51.848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0" calcext:value-type="float">
            <text:p>933610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/>
          <table:table-cell office:value-type="float" office:value="65.48944" calcext:value-type="float">
            <text:p>65.48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1" calcext:value-type="float">
            <text:p>933610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/>
          <table:table-cell office:value-type="float" office:value="54.60917" calcext:value-type="float">
            <text:p>54.60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2" calcext:value-type="float">
            <text:p>933610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/>
          <table:table-cell office:value-type="float" office:value="59.79639" calcext:value-type="float">
            <text:p>59.79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3" calcext:value-type="float">
            <text:p>933610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/>
          <table:table-cell office:value-type="float" office:value="61.72556" calcext:value-type="float">
            <text:p>61.72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4" calcext:value-type="float">
            <text:p>933610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/>
          <table:table-cell office:value-type="float" office:value="64.52694" calcext:value-type="float">
            <text:p>64.52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5" calcext:value-type="float">
            <text:p>933610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/>
          <table:table-cell office:value-type="float" office:value="47.34056" calcext:value-type="float">
            <text:p>47.34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6" calcext:value-type="float">
            <text:p>933610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/>
          <table:table-cell office:value-type="float" office:value="61.37" calcext:value-type="float">
            <text:p>61.3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7" calcext:value-type="float">
            <text:p>933610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/>
          <table:table-cell office:value-type="float" office:value="54.91694" calcext:value-type="float">
            <text:p>54.916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8" calcext:value-type="float">
            <text:p>933610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/>
          <table:table-cell office:value-type="float" office:value="61.80333" calcext:value-type="float">
            <text:p>61.803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09" calcext:value-type="float">
            <text:p>933610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/>
          <table:table-cell office:value-type="float" office:value="61.57083" calcext:value-type="float">
            <text:p>61.5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0" calcext:value-type="float">
            <text:p>933611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/>
          <table:table-cell office:value-type="float" office:value="52.12833" calcext:value-type="float">
            <text:p>52.12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1" calcext:value-type="float">
            <text:p>933611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/>
          <table:table-cell office:value-type="float" office:value="64.87556" calcext:value-type="float">
            <text:p>64.87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2" calcext:value-type="float">
            <text:p>933611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13" calcext:value-type="float">
            <text:p>933611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/>
          <table:table-cell office:value-type="float" office:value="69.70167" calcext:value-type="float">
            <text:p>69.70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4" calcext:value-type="float">
            <text:p>933611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/>
          <table:table-cell office:value-type="float" office:value="47.27167" calcext:value-type="float">
            <text:p>47.271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5" calcext:value-type="float">
            <text:p>933611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/>
          <table:table-cell office:value-type="float" office:value="67.25889" calcext:value-type="float">
            <text:p>67.2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6" calcext:value-type="float">
            <text:p>933611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/>
          <table:table-cell office:value-type="float" office:value="64.55944" calcext:value-type="float">
            <text:p>64.55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7" calcext:value-type="float">
            <text:p>933611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/>
          <table:table-cell office:value-type="float" office:value="65.25" calcext:value-type="float">
            <text:p>65.2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8" calcext:value-type="float">
            <text:p>933611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/>
          <table:table-cell office:value-type="float" office:value="54.07083" calcext:value-type="float">
            <text:p>54.07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19" calcext:value-type="float">
            <text:p>933611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/>
          <table:table-cell office:value-type="float" office:value="60.02222" calcext:value-type="float">
            <text:p>60.02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0" calcext:value-type="float">
            <text:p>933612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/>
          <table:table-cell office:value-type="float" office:value="67.79139" calcext:value-type="float">
            <text:p>67.7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1" calcext:value-type="float">
            <text:p>933612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/>
          <table:table-cell office:value-type="float" office:value="66.51056" calcext:value-type="float">
            <text:p>66.51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2" calcext:value-type="float">
            <text:p>933612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/>
          <table:table-cell office:value-type="float" office:value="51.05889" calcext:value-type="float">
            <text:p>51.05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3" calcext:value-type="float">
            <text:p>933612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/>
          <table:table-cell office:value-type="float" office:value="65.53083" calcext:value-type="float">
            <text:p>65.5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4" calcext:value-type="float">
            <text:p>933612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/>
          <table:table-cell office:value-type="float" office:value="70.54722" calcext:value-type="float">
            <text:p>70.54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5" calcext:value-type="float">
            <text:p>933612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/>
          <table:table-cell office:value-type="float" office:value="51.96417" calcext:value-type="float">
            <text:p>51.96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6" calcext:value-type="float">
            <text:p>933612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27" calcext:value-type="float">
            <text:p>933612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/>
          <table:table-cell office:value-type="float" office:value="63.12361" calcext:value-type="float">
            <text:p>63.1236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8" calcext:value-type="float">
            <text:p>933612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/>
          <table:table-cell office:value-type="float" office:value="61.2075" calcext:value-type="float">
            <text:p>61.20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29" calcext:value-type="float">
            <text:p>933612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/>
          <table:table-cell office:value-type="float" office:value="70.07417" calcext:value-type="float">
            <text:p>70.07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0" calcext:value-type="float">
            <text:p>933613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/>
          <table:table-cell office:value-type="float" office:value="63.13444" calcext:value-type="float">
            <text:p>63.13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1" calcext:value-type="float">
            <text:p>933613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/>
          <table:table-cell office:value-type="float" office:value="47.43083" calcext:value-type="float">
            <text:p>47.430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2" calcext:value-type="float">
            <text:p>933613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/>
          <table:table-cell office:value-type="float" office:value="51.42889" calcext:value-type="float">
            <text:p>51.428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3" calcext:value-type="float">
            <text:p>933613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/>
          <table:table-cell office:value-type="float" office:value="47.36556" calcext:value-type="float">
            <text:p>47.365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4" calcext:value-type="float">
            <text:p>933613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/>
          <table:table-cell office:value-type="float" office:value="66.02111" calcext:value-type="float">
            <text:p>66.021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5" calcext:value-type="float">
            <text:p>933613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/>
          <table:table-cell office:value-type="float" office:value="56.99833" calcext:value-type="float">
            <text:p>56.99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6" calcext:value-type="float">
            <text:p>933613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/>
          <table:table-cell office:value-type="float" office:value="58.70222" calcext:value-type="float">
            <text:p>58.70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7" calcext:value-type="float">
            <text:p>933613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/>
          <table:table-cell office:value-type="float" office:value="64.76611" calcext:value-type="float">
            <text:p>64.76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8" calcext:value-type="float">
            <text:p>933613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/>
          <table:table-cell office:value-type="float" office:value="66.70611" calcext:value-type="float">
            <text:p>66.70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39" calcext:value-type="float">
            <text:p>933613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/>
          <table:table-cell office:value-type="float" office:value="55.33194" calcext:value-type="float">
            <text:p>55.33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0" calcext:value-type="float">
            <text:p>933614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/>
          <table:table-cell office:value-type="float" office:value="62.93306" calcext:value-type="float">
            <text:p>62.933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1" calcext:value-type="float">
            <text:p>933614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2" calcext:value-type="float">
            <text:p>933614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/>
          <table:table-cell office:value-type="float" office:value="71.90722" calcext:value-type="float">
            <text:p>71.90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3" calcext:value-type="float">
            <text:p>933614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/>
          <table:table-cell office:value-type="float" office:value="54.95528" calcext:value-type="float">
            <text:p>54.95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4" calcext:value-type="float">
            <text:p>933614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/>
          <table:table-cell office:value-type="float" office:value="61.47778" calcext:value-type="float">
            <text:p>61.47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5" calcext:value-type="float">
            <text:p>933614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46" calcext:value-type="float">
            <text:p>933614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/>
          <table:table-cell office:value-type="float" office:value="50.98722" calcext:value-type="float">
            <text:p>50.98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7" calcext:value-type="float">
            <text:p>933614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/>
          <table:table-cell office:value-type="float" office:value="58.23528" calcext:value-type="float">
            <text:p>58.23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8" calcext:value-type="float">
            <text:p>933614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/>
          <table:table-cell office:value-type="float" office:value="47.60444" calcext:value-type="float">
            <text:p>47.604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49" calcext:value-type="float">
            <text:p>933614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/>
          <table:table-cell office:value-type="float" office:value="47.29722" calcext:value-type="float">
            <text:p>47.29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0" calcext:value-type="float">
            <text:p>933615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/>
          <table:table-cell office:value-type="float" office:value="51.58139" calcext:value-type="float">
            <text:p>51.58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1" calcext:value-type="float">
            <text:p>933615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/>
          <table:table-cell office:value-type="float" office:value="66.86778" calcext:value-type="float">
            <text:p>66.867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2" calcext:value-type="float">
            <text:p>933615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/>
          <table:table-cell office:value-type="float" office:value="65.95389" calcext:value-type="float">
            <text:p>65.9538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3" calcext:value-type="float">
            <text:p>933615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/>
          <table:table-cell office:value-type="float" office:value="63.34833" calcext:value-type="float">
            <text:p>63.3483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4" calcext:value-type="float">
            <text:p>933615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/>
          <table:table-cell office:value-type="float" office:value="66.19806" calcext:value-type="float">
            <text:p>66.1980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5" calcext:value-type="float">
            <text:p>933615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/>
          <table:table-cell office:value-type="float" office:value="62.14222" calcext:value-type="float">
            <text:p>62.142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6" calcext:value-type="float">
            <text:p>933615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57" calcext:value-type="float">
            <text:p>933615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/>
          <table:table-cell office:value-type="float" office:value="66.59611" calcext:value-type="float">
            <text:p>66.59611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8" calcext:value-type="float">
            <text:p>933615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/>
          <table:table-cell office:value-type="float" office:value="66.53722" calcext:value-type="float">
            <text:p>66.5372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59" calcext:value-type="float">
            <text:p>933615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/>
          <table:table-cell office:value-type="float" office:value="66.24667" calcext:value-type="float">
            <text:p>66.2466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0" calcext:value-type="float">
            <text:p>933616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1" calcext:value-type="float">
            <text:p>933616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2" calcext:value-type="float">
            <text:p>933616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3" calcext:value-type="float">
            <text:p>933616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4" calcext:value-type="float">
            <text:p>933616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/>
          <table:table-cell office:value-type="float" office:value="61.01028" calcext:value-type="float">
            <text:p>61.01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5" calcext:value-type="float">
            <text:p>933616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/>
          <table:table-cell office:value-type="float" office:value="66.79194" calcext:value-type="float">
            <text:p>66.79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6" calcext:value-type="float">
            <text:p>933616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/>
          <table:table-cell office:value-type="float" office:value="58.92583" calcext:value-type="float">
            <text:p>58.92583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7" calcext:value-type="float">
            <text:p>933616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68" calcext:value-type="float">
            <text:p>933616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/>
          <table:table-cell office:value-type="float" office:value="62.62194" calcext:value-type="float">
            <text:p>62.6219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69" calcext:value-type="float">
            <text:p>933616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/>
          <table:table-cell office:value-type="float" office:value="63.72944" calcext:value-type="float">
            <text:p>63.72944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0" calcext:value-type="float">
            <text:p>933617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/>
          <table:table-cell office:value-type="float" office:value="60.72278" calcext:value-type="float">
            <text:p>60.72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1" calcext:value-type="float">
            <text:p>933617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/>
          <table:table-cell office:value-type="float" office:value="61.09139" calcext:value-type="float">
            <text:p>61.091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2" calcext:value-type="float">
            <text:p>933617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/>
          <table:table-cell office:value-type="float" office:value="71.32028" calcext:value-type="float">
            <text:p>71.320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3" calcext:value-type="float">
            <text:p>933617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/>
          <table:table-cell office:value-type="float" office:value="71.32056" calcext:value-type="float">
            <text:p>71.32056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4" calcext:value-type="float">
            <text:p>933617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/>
          <table:table-cell office:value-type="float" office:value="66.65917" calcext:value-type="float">
            <text:p>66.65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5" calcext:value-type="float">
            <text:p>933617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/>
          <table:table-cell office:value-type="float" office:value="62.17917" calcext:value-type="float">
            <text:p>62.179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6" calcext:value-type="float">
            <text:p>933617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/>
          <table:table-cell office:value-type="float" office:value="64.17639" calcext:value-type="float">
            <text:p>64.17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7" calcext:value-type="float">
            <text:p>9336177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78" calcext:value-type="float">
            <text:p>9336178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/>
          <table:table-cell office:value-type="float" office:value="69.3375" calcext:value-type="float">
            <text:p>69.3375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79" calcext:value-type="float">
            <text:p>9336179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0" calcext:value-type="float">
            <text:p>9336180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/>
          <table:table-cell office:value-type="float" office:value="63.85472" calcext:value-type="float">
            <text:p>63.85472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1" calcext:value-type="float">
            <text:p>9336181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/>
          <table:table-cell office:value-type="float" office:value="71.74528" calcext:value-type="float">
            <text:p>71.7452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2" calcext:value-type="float">
            <text:p>9336182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/>
          <table:table-cell office:value-type="float" office:value="66.70639" calcext:value-type="float">
            <text:p>66.70639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3" calcext:value-type="float">
            <text:p>9336183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2"/>
          <table:table-cell office:value-type="string" calcext:value-type="string">
            <text:p>01/08/2022 – 11:36</text:p>
          </table:table-cell>
          <table:table-cell table:number-columns-repeated="2"/>
          <table:table-cell office:value-type="float" office:value="9336184" calcext:value-type="float">
            <text:p>9336184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/>
          <table:table-cell office:value-type="float" office:value="68.45278" calcext:value-type="float">
            <text:p>68.45278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5" calcext:value-type="float">
            <text:p>9336185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/>
          <table:table-cell office:value-type="float" office:value="68.48417" calcext:value-type="float">
            <text:p>68.48417</text:p>
          </table:table-cell>
          <table:table-cell office:value-type="string" calcext:value-type="string">
            <text:p>01/08/2022 – 11:36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336186" calcext:value-type="float">
            <text:p>9336186</text:p>
          </table:table-cell>
          <table:table-cell table:number-columns-repeated="100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6.2$Linux_X86_64 LibreOffice_project/30$Build-2</meta:generator>
    <dc:date>2022-10-03T10:54:33.525199774</dc:date>
    <meta:editing-duration>P5DT23H46M38S</meta:editing-duration>
    <meta:editing-cycles>314</meta:editing-cycles>
    <meta:document-statistic meta:table-count="1" meta:cell-count="10216" meta:object-count="0"/>
  </office:meta>
</office:document-meta>
</file>